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00%" fo:text-align="start" style:justify-single-word="false"/>
      <style:text-properties officeooo:paragraph-rsid="000a5edd"/>
    </style:style>
    <style:style style:name="P2" style:family="paragraph" style:parent-style-name="Standard">
      <style:paragraph-properties fo:line-height="115%"/>
      <style:text-properties officeooo:paragraph-rsid="000a5edd"/>
    </style:style>
    <style:style style:name="P3" style:family="paragraph" style:parent-style-name="Standard">
      <style:paragraph-properties fo:line-height="115%"/>
      <style:text-properties officeooo:rsid="000c8cf2" officeooo:paragraph-rsid="000c8cf2"/>
    </style:style>
    <style:style style:name="P4" style:family="paragraph" style:parent-style-name="Standard" style:list-style-name="L3">
      <style:paragraph-properties fo:line-height="115%"/>
      <style:text-properties officeooo:rsid="000c8cf2" officeooo:paragraph-rsid="000c8cf2"/>
    </style:style>
    <style:style style:name="P5" style:family="paragraph" style:parent-style-name="Standard" style:list-style-name="L4">
      <style:paragraph-properties fo:line-height="115%"/>
      <style:text-properties officeooo:rsid="000c8cf2" officeooo:paragraph-rsid="000c8cf2"/>
    </style:style>
    <style:style style:name="P6" style:family="paragraph" style:parent-style-name="Text_20_body">
      <style:text-properties officeooo:paragraph-rsid="000a5edd"/>
    </style:style>
    <style:style style:name="P7" style:family="paragraph" style:parent-style-name="Text_20_body">
      <style:paragraph-properties fo:line-height="100%" fo:text-align="start" style:justify-single-word="false"/>
      <style:text-properties officeooo:rsid="000a5edd" officeooo:paragraph-rsid="000a5edd"/>
    </style:style>
    <style:style style:name="P8" style:family="paragraph" style:parent-style-name="Text_20_body">
      <style:paragraph-properties fo:line-height="100%" fo:text-align="start" style:justify-single-word="false"/>
      <style:text-properties officeooo:rsid="000a5edd" officeooo:paragraph-rsid="000c8cf2"/>
    </style:style>
    <style:style style:name="P9" style:family="paragraph" style:parent-style-name="Text_20_body">
      <style:paragraph-properties fo:line-height="115%" fo:text-align="start" style:justify-single-word="false"/>
      <style:text-properties officeooo:rsid="000a5edd" officeooo:paragraph-rsid="000a5edd"/>
    </style:style>
    <style:style style:name="P10" style:family="paragraph" style:parent-style-name="Text_20_body">
      <style:text-properties officeooo:rsid="000bcd99" officeooo:paragraph-rsid="000bcd99"/>
    </style:style>
    <style:style style:name="P11" style:family="paragraph" style:parent-style-name="Text_20_body">
      <style:text-properties officeooo:rsid="000c8cf2" officeooo:paragraph-rsid="000c8cf2"/>
    </style:style>
    <style:style style:name="P12" style:family="paragraph" style:parent-style-name="Title">
      <style:text-properties officeooo:paragraph-rsid="000a5edd"/>
    </style:style>
    <style:style style:name="P13" style:family="paragraph" style:parent-style-name="Heading_20_1">
      <style:paragraph-properties fo:line-height="115%"/>
    </style:style>
    <style:style style:name="P14" style:family="paragraph" style:parent-style-name="Heading_20_1">
      <style:paragraph-properties fo:break-before="page"/>
      <style:text-properties officeooo:rsid="000bcd99" officeooo:paragraph-rsid="000bcd99"/>
    </style:style>
    <style:style style:name="T1" style:family="text">
      <style:text-properties officeooo:rsid="000a5edd"/>
    </style:style>
    <style:style style:name="T2" style:family="text">
      <style:text-properties fo:font-weight="bold" style:font-weight-asian="bold" style:font-weight-complex="bold"/>
    </style:style>
    <style:style style:name="T3" style:family="text">
      <style:text-properties fo:font-weight="bold" officeooo:rsid="000a5ed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bcd99" style:font-weight-asian="normal" style:font-weight-complex="normal"/>
    </style:style>
    <style:style style:name="T6" style:family="text">
      <style:text-properties style:text-position="super 58%" fo:font-weight="bold" style:font-weight-asian="bold" style:font-weight-complex="bold"/>
    </style:style>
    <style:style style:name="T7" style:family="text">
      <style:text-properties style:text-position="super 58%" fo:font-weight="bold" officeooo:rsid="000a5edd" style:font-weight-asian="bold" style:font-weight-complex="bold"/>
    </style:style>
    <style:style style:name="T8" style:family="text">
      <style:text-properties style:text-position="super 58%"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0bcd9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arth Strik<text:span text:style-name="T1">e 2019</text:span></text:p>
      <text:p text:style-name="P6"/>
      <text:h text:style-name="P13" text:outline-level="1">Mission Statement <text:span text:style-name="T13">(Why Strike For Earth?)</text:span></text:h>
      <text:p text:style-name="P2">We, the people of the world, are <text:span text:style-name="T2">striking the 15</text:span><text:span text:style-name="T7">th</text:span><text:span text:style-name="T3"> </text:span><text:span text:style-name="T2">of January 2019</text:span> to save the Planet.</text:p>
      <text:p text:style-name="P2"/>
      <text:p text:style-name="P2">Our planet is being destroyed by environmental pollution and destruction. If that does not change very soon, we will not be able to live on this planet much longer.</text:p>
      <text:p text:style-name="P2"/>
      <text:p text:style-name="P3">Our demands are simple: </text:p>
      <text:list xml:id="list962228304052062933" text:style-name="L3">
        <text:list-item>
          <text:p text:style-name="P4">Reduce greenhouse gas emissions so that the requirements set by the Paris Agreement are met, and work towards reducing emissions even further.</text:p>
        </text:list-item>
        <text:list-item>
          <text:p text:style-name="P4">Completely transition to safe and eco-friendly energy sources before 2035.</text:p>
        </text:list-item>
        <text:list-item>
          <text:p text:style-name="P4">Stop the destruction of rainforests and other wildlife habitat immediately.</text:p>
        </text:list-item>
        <text:list-item>
          <text:p text:style-name="P4">Restore damage that has already been done to the environment.</text:p>
        </text:list-item>
        <text:list-item>
          <text:p text:style-name="P4">Our governments must hold other governments and corporations accountable to defend this.</text:p>
        </text:list-item>
      </text:list>
      <text:p text:style-name="P3"/>
      <text:h text:style-name="Heading_20_1" text:outline-level="1">What We Are Doing About It</text:h>
      <text:p text:style-name="P3">In addition to a world-wide <text:span text:style-name="T2">general strike on January 15th, 2019</text:span>, we will be organizing protests and marches in cities around the globe.</text:p>
      <text:p text:style-name="P3"/>
      <text:p text:style-name="P3">Earth Strike events will be a spring-board for various forms of environmental activism, such as:</text:p>
      <text:list xml:id="list209616564344752579" text:style-name="L4">
        <text:list-item>
          <text:p text:style-name="P5">Distribution of materials to educate the public about the state of the global climate, and of the central role that giant corporations play in the destruction of this planet.</text:p>
        </text:list-item>
        <text:list-item>
          <text:p text:style-name="P5">Marching and protesting in the streets to demand immediate action on climate change.</text:p>
        </text:list-item>
        <text:list-item>
          <text:p text:style-name="P5">Engaging citizens to demand their elected officials take serious action to prevent corporate greed from continuing to destroy our environment.</text:p>
        </text:list-item>
        <text:list-item>
          <text:p text:style-name="P5">Direct action and civil disobedience against the corporations responsible for the bulk of disastrous climate change facing the world today.</text:p>
        </text:list-item>
      </text:list>
      <text:h text:style-name="P14" text:outline-level="1">Background Information</text:h>
      <text:p text:style-name="P10">The Earth Strike 2019 movement began as a simple call to action on the online forum <text:span text:style-name="T9">reddit.com</text:span><text:span text:style-name="T11">. Because the looming threat of climate change is so clearly urgent to so many people, this call to action quickly spread to Twitter, and an organizing platform was created on the chat service Discord. Within hours hundreds of regular people were organizing together, forming local and national organizing groups. These groups quickly began generating flyers, banners, stickers, and collaborating on mission statement documents. By consensus the above mission statement was agreed to by the world-wide organizers, and Earth Strike 2019 was set for January 15</text:span><text:span text:style-name="T8">th</text:span><text:span text:style-name="T11">.</text:span></text:p>
      <text:p text:style-name="P10"><text:span text:style-name="T11"/></text:p>
      <text:h text:style-name="Heading_20_1" text:outline-level="1">The Case For Earth Strike</text:h>
      <text:p text:style-name="P11">Write up a couple simple paragraphs and link to the best studies we can find about climate 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meta:initial-creator>
    <meta:creation-date>2018-11-11T22:38:50.081807402</meta:creation-date>
    <dc:date>2018-11-12T02:13:32.206181009</dc:date>
    <dc:creator>Joshua </dc:creator>
    <meta:editing-duration>PT3M5S</meta:editing-duration>
    <meta:editing-cycles>1</meta:editing-cycles>
    <meta:document-statistic meta:table-count="0" meta:image-count="0" meta:object-count="0" meta:page-count="2" meta:paragraph-count="21" meta:word-count="385" meta:character-count="2378" meta:non-whitespace-character-count="2022"/>
    <meta:generator>LibreOffice/5.2.7.2$Linux_X86_64 LibreOffice_project/20m0$Build-2</meta:generator>
  </office:meta>
</office:document-meta>
</file>